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justify"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of manuscript: </text:p>
      <text:p text:style-name="Standard">“MOBY Web services to support promoter analysis protocols”</text:p>
      <text:p text:style-name="Standard"/>
      <text:p text:style-name="Standard">Dear Sir, </text:p>
      <text:p text:style-name="Standard"/>
      <text:p text:style-name="P1">We are submitting the manuscript entitled “MOBY Web services to support promoter analysis protocols” to be considered for publishing as an Applications Note in the journal Bioinformatics.</text:p>
      <text:p text:style-name="P1">The manuscript describes a new protocol to analyse the promoter sequences of co-expressed genes, and its implementation through the use of Web services technology. </text:p>
      <text:p text:style-name="P1">The protocol uses the recently developed map-alignments between promoter regions, and the clustering of the genes is based, in consequence, not in the sequence similarity of their promoters, but in the similarity of the arrangements of Transcription Factors, for which binding motifs can be identified in the promoter sequences.</text:p>
      <text:p text:style-name="P1">We believe that this protocol could be useful to analyse the results of experiments with expression microarrays, since the resulting clusters of co-regulated genes may correspond to classes of directly and indirectly regulated genes. Besides we believe that our implementation would stress the use of Web services to support <text:span text:style-name="T1">in silico</text:span> experiments.</text:p>
      <text:p text:style-name="P2"/>
      <text:p text:style-name="P2">Yours sincerely,</text:p>
      <text:p text:style-name="P2"/>
      <text:p text:style-name="P2">Arnaud Kerhorno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Arnaud Kerhornou</meta:initial-creator>
    <meta:creation-date>2006-12-21T13:11:49</meta:creation-date>
    <dc:creator>Arnaud Kerhornou</dc:creator>
    <dc:date>2006-12-22T17:42:04</dc:date>
    <dc:language>es-ES</dc:language>
    <meta:editing-cycles>10</meta:editing-cycles>
    <meta:editing-duration>PT21H48M32S</meta:editing-duration>
    <meta:user-defined meta:name="Info 1"/>
    <meta:user-defined meta:name="Info 2"/>
    <meta:user-defined meta:name="Info 3"/>
    <meta:user-defined meta:name="Info 4"/>
    <meta:document-statistic meta:table-count="0" meta:image-count="0" meta:object-count="0" meta:page-count="1" meta:paragraph-count="9" meta:word-count="172" meta:character-count="1147"/>
  </office:meta>
</office:document-meta>
</file>